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1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2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069a2e" fo:wrap-option="wrap" fo:padding-bottom="0.06cm" fo:padding-left="0.079cm" fo:padding-right="0.079cm" fo:padding-top="0.06cm" style:vertical-align="bottom"/>
      <style:text-properties fo:color="#ffffff" style:font-name="Calibri" fo:font-weight="bold" style:font-weight-asian="bold" style:font-weight-complex="bold"/>
    </style:style>
    <style:style style:name="ce6" style:family="table-cell" style:parent-style-name="Default">
      <style:table-cell-properties fo:padding-bottom="0.06cm" fo:padding-left="0.079cm" fo:padding-right="0.079cm" fo:padding-top="0.06cm"/>
      <style:text-properties style:font-name="Calibri"/>
    </style:style>
    <style:style style:name="ce7" style:family="table-cell" style:parent-style-name="Default">
      <style:table-cell-properties fo:background-color="#069a2e" style:text-align-source="fix" style:repeat-content="false" fo:wrap-option="wrap" fo:padding-bottom="0.06cm" fo:padding-left="0.079cm" fo:padding-right="0.079cm" fo:padding-top="0.06cm" style:vertical-align="bottom"/>
      <style:paragraph-properties fo:text-align="center" fo:margin-left="0cm"/>
      <style:text-properties fo:color="#ffffff" style:font-name="Calibri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padding-bottom="0.06cm" fo:padding-left="0.079cm" fo:padding-right="0.079cm" fo:padding-top="0.06cm"/>
      <style:paragraph-properties fo:text-align="center" fo:margin-left="0cm"/>
      <style:text-properties style:font-name="Calib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8"/>
        <table:table-column table:style-name="co3" table:default-cell-style-name="ce8"/>
        <table:table-column table:style-name="co2" table:number-columns-repeated="5" table:default-cell-style-name="ce8"/>
        <table:table-column table:style-name="co4" table:number-columns-repeated="1016" table:default-cell-style-name="ce6"/>
        <table:table-row table:style-name="ro1">
          <table:table-cell table:style-name="ce5" office:value-type="string" calcext:value-type="string">
            <text:p>Theme </text:p>
          </table:table-cell>
          <table:table-cell table:style-name="ce7" office:value-type="string" calcext:value-type="string">
            <text:p>User Interface</text:p>
          </table:table-cell>
          <table:table-cell table:style-name="ce7" office:value-type="string" calcext:value-type="string">
            <text:p>Status Bar &amp; Selection</text:p>
          </table:table-cell>
          <table:table-cell table:style-name="ce7" office:value-type="string" calcext:value-type="string">
            <text:p>Level</text:p>
          </table:table-cell>
          <table:table-cell table:style-name="ce7" office:value-type="string" calcext:value-type="string">
            <text:p>Floor Colors</text:p>
          </table:table-cell>
          <table:table-cell table:style-name="ce7" office:value-type="string" calcext:value-type="string">
            <text:p>Notes &amp; Tooltip</text:p>
          </table:table-cell>
          <table:table-cell table:style-name="ce7" office:value-type="string" calcext:value-type="string">
            <text:p>Labels</text:p>
          </table:table-cell>
          <table:table-cell table:style-name="ce7" office:value-type="string" calcext:value-type="string">
            <text:p>Regions</text:p>
          </table:table-cell>
          <table:table-cell table:style-name="ce5" table:number-columns-repeated="1016"/>
        </table:table-row>
        <table:table-row table:style-name="ro2">
          <table:table-cell office:value-type="string" calcext:value-type="string">
            <text:p>Beholder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ueprint Gold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ueprint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anion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rkest Heart Alt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rkest Heart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rkgray Faded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rkgray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fault Alt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yson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ye of Providence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olden Box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imrock Bright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imrock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nual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ld School Black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ld School Blue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chment Dark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chment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osphor Amber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osphor Crimson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osphor Cyan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osphor Green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osphor Turquoise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pia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WD] Mighty Magicians I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WD] Mighty Magicians II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WD] Parchment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W] Overworld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W] Powermonger Faded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[W] Powermonger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8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6">00/00/0000</text:date>, <text:time style:data-style-name="N2" text:time-value="10:42:07.1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9T13:41:30.748000000</meta:creation-date>
    <dc:date>2022-06-26T17:57:09.878000000</dc:date>
    <meta:editing-duration>PT11H12M48S</meta:editing-duration>
    <meta:editing-cycles>20</meta:editing-cycles>
    <meta:generator>LibreOffice/7.1.4.2$Windows_X86_64 LibreOffice_project/a529a4fab45b75fefc5b6226684193eb000654f6</meta:generator>
    <meta:document-statistic meta:table-count="1" meta:cell-count="180" meta:object-count="0"/>
  </office:meta>
</office:document-meta>
</file>